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2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export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float" office:value="123" calcext:value-type="float">
            <text:p>123</text:p>
          </table:table-cell>
          <table:table-cell table:style-name="ce12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4"/>
          <table:table-cell table:style-name="ce21"/>
          <table:table-cell table:style-name="ce12" table:number-columns-repeated="6"/>
        </table:table-row>
        <table:table-row table:style-name="ro1">
          <table:table-cell table:style-name="ce12" table:number-columns-repeated="2"/>
          <table:table-cell table:number-columns-repeated="2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o</text:p>
          </table:table-cell>
        </table:table-row>
        <table:table-row table:style-name="ro1">
          <table:table-cell table:style-name="ce12" table:number-columns-repeated="2"/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b</text:p>
          </table:table-cell>
          <table:table-cell table:style-name="ce18"/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g</text:p>
          </table:table-cell>
          <table:table-cell table:style-name="ce20" office:value-type="string" calcext:value-type="string">
            <text:p>h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8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8"/>
          <table:table-cell table:style-name="ce19" office:value-type="float" office:value="13" calcext:value-type="float">
            <text:p>1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table:number-columns-repeated="10"/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8"/>
          <table:table-cell table:style-name="ce19" office:value-type="float" office:value="23" calcext:value-type="float">
            <text:p>2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4" calcext:value-type="float">
            <text:p>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8"/>
          <table:table-cell table:style-name="ce19" office:value-type="float" office:value="33" calcext:value-type="float">
            <text:p>3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>
          <table:table-cell table:style-name="ce17" office:value-type="string" calcext:value-type="string">
            <text:p>o</text:p>
          </table:table-cell>
          <table:table-cell table:style-name="ce20" office:value-type="float" office:value="5" calcext:value-type="float">
            <text:p>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42" calcext:value-type="float">
            <text:p>42</text:p>
          </table:table-cell>
          <table:table-cell table:style-name="ce18"/>
          <table:table-cell table:style-name="ce19" office:value-type="float" office:value="43" calcext:value-type="float">
            <text:p>43</text:p>
          </table:table-cell>
          <table:table-cell table:number-columns-repeated="5" table:style-name="ce19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24"/>
        <table:table-row table:style-name="ro1"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나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6">0000/00/00</text:date>, <text:time style:data-style-name="N2" text:time-value="03:23:39.05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9-06T03:25:32.416000000</dc:date>
    <meta:editing-duration>PT9H29M38S</meta:editing-duration>
    <meta:editing-cycles>191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base___function___nothing() )
	
	'
	' 반환 값을 설정하지 않은 함수 호출 : 0이 반환된다.
	'
	MsgBox( base___function___return_x() )
	
	'
	' 반환 값을 설정한 함수 호출
	'
	MsgBox( base___function___return_o() )
	
	'
	' 인자가 있는 함수
	'
	MsgBox( base___function___has_argument( 9800, 76 ) )
	
	'
	' 배열을 넘겨주기
	'
	Dim a( 2 ) as Byte
	a( 0 ) = 49
	a( 1 ) = 49
	a( 2 ) = 49
	base___function___with_array( a )

End Sub



Function base___function___return_x as Integer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Sub research___multibyte

	Dim document as Object
	document = ThisComponent
	
	Dim sheets as Object
	sheets = document.Sheets
	
	Dim sheet as Object
	sheet = sheets.getByName( "data_2" )	
	
	
	
	
	
	'
	'
	'
	Dim cell_0_1 as Object
	cell_0_1 = sheet.getCellByPosition( 0, 1 )
	
	
	Dim s as String : s =  cell_0_1.String
	MsgBox( s )
	
	Dim b() as Byte
	b = Mid( s, 1, 1 )
	MsgBox( b )
	
	Dim result as Boolean : result = False
	If IsMultiByte( b ) Then
		result = IsKorean( b )
	EndIf
	MsgBox( result )

End Sub



Function IsMultiByte( b() as Byte )

	IsMultiByte = ( ( UBound( b ) - LBound( b ) + 1 ) &gt; 1 )

End Function



Function IsKorean( b() as Byte )

	IsKorean = False
	
	'
	' 유니코드 범위 체크 : 한글 범위 AC00 ~ D7FF
	'
	If b( 1 ) &gt;= &amp;HAC And b( 1 ) &lt; &amp;HD8 Then
		IsKorean = True
	EndIf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Dim dic as Variant	
	dic = CreateScriptService("Dictionary")
	
	dic.Add( "a", 100 )
	dic.Add( "b", 200 )
	dic.Add( "c", 300 )
	
	MsgBox( dic.Keys( 0 ) &amp; dic.Item( "a" ) )

End Sub



Sub script_forge___dictionary___iteration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